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8d22" officeooo:paragraph-rsid="00188d22"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mvn` directory is typically used in Maven projects for configuration purposes. Inside the `.mvn` directory, you might find a file called `wrapper` (`.mvn/wrapper`) and possibly other configuration files related to your specific project setup.</text:p>
      <text:p text:style-name="Standard"/>
      <text:p text:style-name="Standard">1. **Maven Wrapper (`mvnw`, `mvnw.cmd`, `wrapper/maven-wrapper.jar`, `wrapper/maven-wrapper.properties`):** One common usage of the `.mvn` directory is to store the Maven Wrapper files. The Maven Wrapper is a script-based mechanism that allows you to define a specific Maven version for your project. It ensures that the correct version of Maven is used even if it's not installed on the build machine. These files include:</text:p>
      <text:p text:style-name="Standard"/>
      <text:p text:style-name="Standard"><text:s text:c="3"/>- `mvnw`: The Maven Wrapper script for Unix-based systems (Linux, macOS).</text:p>
      <text:p text:style-name="Standard"><text:s text:c="3"/>- `mvnw.cmd`: The Maven Wrapper script for Windows.</text:p>
      <text:p text:style-name="Standard"><text:s text:c="3"/>- `wrapper/maven-wrapper.jar`: The Maven Wrapper JAR file.</text:p>
      <text:p text:style-name="Standard"><text:s text:c="3"/>- `wrapper/maven-wrapper.properties`: Configuration properties for the Maven Wrapper, specifying the desired Maven version.</text:p>
      <text:p text:style-name="Standard"/>
      <text:p text:style-name="Standard">The Maven Wrapper is a convenient way to ensure consistent builds across different development environments without requiring everyone to have the same version of Maven installed locally.</text:p>
      <text:p text:style-name="Standard"/>
      <text:p text:style-name="Standard"/>
      <text:p text:style-name="P1">POM.XML<text:span text:style-name="T1"> file is the heart of Maven, it includes dependencies, plugins and build instructions specified for maven</text:span></text:p>
      <text:p text:style-name="P1"><text:span text:style-name="T1"/></text:p>
      <text:p text:style-name="P1"><text:span text:style-name="T1">target directory is made whenever maven command is executed inside maven CLI.</text:span></text:p>
      <text:p text:style-name="P1">Mvn clean<text:span text:style-name="T1"> is used to delete the target folder, for fresh builds.</text:span></text:p>
      <text:p text:style-name="P1"><text:span text:style-name="T1">Maven builds JAR artifacts.</text:span></text:p>
      <text:p text:style-name="P1"><text:span text:style-name="T1"/></text:p>
      <text:p text:style-name="P1"><text:span text:style-name="T1">The mvnw file automatically downloads the required version of maven if it doesn’t exists in the local machine and it also controls the version of maven</text:span></text:p>
      <text:p text:style-name="P1"><text:span text:style-name="T1">The `RUN mkdir -p target/dependency &amp;&amp; (cd target/dependency; jar -xf ../*.jar)` command in a Dockerfile is used to create a directory called "dependency" within the Docker image's filesystem and then extract the contents of one or more JAR (Java Archive) files into that directory. Let's break down this command step by step:</text:span></text:p>
      <text:p text:style-name="P1"><text:span text:style-name="T1"/></text:p>
      <text:p text:style-name="P1"><text:span text:style-name="T1">1. `mkdir -p target/dependency`:</text:span></text:p>
      <text:p text:style-name="P1"><text:span text:style-name="T1"><text:s text:c="3"/>- `mkdir` is a command for creating directories.</text:span></text:p>
      <text:p text:style-name="P1"><text:span text:style-name="T1"><text:s text:c="3"/>- `-p` option tells `mkdir` to create parent directories if they don't exist.</text:span></text:p>
      <text:p text:style-name="P1"><text:span text:style-name="T1"><text:s text:c="3"/>- This part of the command creates a directory structure within the Docker image at `/target/dependency`.</text:span></text:p>
      <text:p text:style-name="P1"><text:span text:style-name="T1"/></text:p>
      <text:p text:style-name="P1"><text:span text:style-name="T1">2. `&amp;&amp;`:</text:span></text:p>
      <text:p text:style-name="P1"><text:span text:style-name="T1"><text:s text:c="3"/>- The `&amp;&amp;` operator is used to execute multiple commands sequentially. In this case, it ensures that the second command is executed only if the first one succeeds (i.e., if the directory creation is successful).</text:span></text:p>
      <text:p text:style-name="P1"><text:span text:style-name="T1"/></text:p>
      <text:p text:style-name="P1"><text:span text:style-name="T1">3. `(cd target/dependency; jar -xf ../*.jar)`:</text:span></text:p>
      <text:p text:style-name="P1"><text:span text:style-name="T1"><text:s text:c="3"/>- `( ... )` is used to group multiple commands together and run them as a single command.</text:span></text:p>
      <text:p text:style-name="P1"><text:span text:style-name="T1"><text:s text:c="3"/>- `cd target/dependency` changes the current working directory to the "dependency" directory.</text:span></text:p>
      <text:p text:style-name="P1"><text:span text:style-name="T1"><text:s text:c="3"/>- `jar -xf ../*.jar` extracts the contents of JAR files (`.jar`) located in the parent directory (`..`) into the "dependency" directory.</text:span></text:p>
      <text:p text:style-name="P1"><text:span text:style-name="T1"><text:s text:c="5"/>- `jar`: This is the Java Archive Tool, used to work with JAR files.</text:span></text:p>
      <text:p text:style-name="P1"><text:span text:style-name="T1"><text:s text:c="5"/>- `-x`: Indicates that you want to extract files from the JAR.</text:span></text:p>
      <text:p text:style-name="P1"><text:soft-page-break/><text:span text:style-name="T1"><text:s text:c="5"/>- `-f ../*.jar`: Specifies the JAR files to extract. The `../*.jar` wildcard pattern matches all JAR files in the parent directory.</text:span></text:p>
      <text:p text:style-name="P1"><text:span text:style-name="T1"/></text:p>
      <text:p text:style-name="P1"><text:span text:style-name="T1">The purpose of this command is typically to separate the application's dependencies from the application code. It's a common practice in Java projects to organize dependencies in a dedicated directory like "dependency" to keep them separate from the application codebase. This separation makes it easier to manage dependencies and ensures that they are not mixed with the application's source code.</text:span></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01:37:29.530605267</meta:creation-date>
    <dc:date>2023-09-08T01:56:22.551711082</dc:date>
    <meta:editing-duration>PT18M51S</meta:editing-duration>
    <meta:editing-cycles>3</meta:editing-cycles>
    <meta:generator>LibreOffice/7.3.7.2$Linux_X86_64 LibreOffice_project/30$Build-2</meta:generator>
    <meta:document-statistic meta:table-count="0" meta:image-count="0" meta:object-count="0" meta:page-count="2" meta:paragraph-count="27" meta:word-count="528" meta:character-count="3472" meta:non-whitespace-character-count="2923"/>
  </office:meta>
</office:document-meta>
</file>